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440f"/>
    </style:style>
    <style:style style:name="P2" style:family="paragraph" style:parent-style-name="Standard">
      <style:text-properties officeooo:rsid="00165eb7" officeooo:paragraph-rsid="00165eb7"/>
    </style:style>
    <style:style style:name="P3" style:family="paragraph" style:parent-style-name="Standard">
      <style:text-properties officeooo:rsid="00181f07" officeooo:paragraph-rsid="00181f07"/>
    </style:style>
    <style:style style:name="P4" style:family="paragraph" style:parent-style-name="Standard">
      <style:text-properties fo:font-style="italic" officeooo:rsid="00181f07" officeooo:paragraph-rsid="00181f07" style:font-style-asian="italic" style:font-style-complex="italic"/>
    </style:style>
    <style:style style:name="P5" style:family="paragraph" style:parent-style-name="Standard">
      <style:text-properties officeooo:rsid="00165eb7" officeooo:paragraph-rsid="00165eb7"/>
    </style:style>
    <style:style style:name="P6" style:family="paragraph" style:parent-style-name="Standard">
      <style:text-properties officeooo:paragraph-rsid="001aa078"/>
    </style:style>
    <style:style style:name="P7" style:family="paragraph" style:parent-style-name="Standard">
      <style:text-properties officeooo:rsid="001aa078" officeooo:paragraph-rsid="001aa078"/>
    </style:style>
    <style:style style:name="P8" style:family="paragraph" style:parent-style-name="Standard">
      <style:text-properties officeooo:rsid="001c6bea" officeooo:paragraph-rsid="001c6bea"/>
    </style:style>
    <style:style style:name="P9" style:family="paragraph" style:parent-style-name="Text_20_body">
      <style:text-properties fo:font-style="italic" officeooo:rsid="00181f07" officeooo:paragraph-rsid="00181f07" style:font-style-asian="italic" style:font-style-complex="italic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81f0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8a656"/>
    </style:style>
    <style:style style:name="T4" style:family="text">
      <style:text-properties officeooo:rsid="0019eb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ыберите 1-2 интернет-компании, пример которых вас вдохновляет. Выявите ключевые причины успеха (из интервью основателей, топ-менеджеров, экспертов, со ссылками на источники). Поделитесь своими находками - напишите о них или создайте презентацию.</text:p>
      <text:p text:style-name="P1"/>
      <text:h text:style-name="P10" text:outline-level="1">ISpring</text:h>
      <text:p text:style-name="P2"/>
      <text:p text:style-name="P7">IT-компания «<text:span text:style-name="T1">iSpring</text:span>»</text:p>
      <text:p text:style-name="P2">Источник: <text:a xlink:type="simple" xlink:href="https://www.ispring.ru/elearning-insights/onej-bank-ispring" text:style-name="Internet_20_link" text:visited-style-name="Visited_20_Internet_20_Link">https://www.ispring.ru/elearning-insights/onej-bank-ispring</text:a></text:p>
      <text:p text:style-name="P6"><text:span text:style-name="T1">iSpring стала успешной из-за того, что её продукты простые, понятные, быстро-разворачиваемые.</text:span> <text:span text:style-name="T3">Также при использования СДО(системой дистанционного обучения) от iSpring не нужно специально обученного человека для составления курса. </text:span>iSpring Suite встраивается в PowerPoint, и собрать курс можно из простой презентации. <text:span text:style-name="T3">Поэтому </text:span>не нужно искать какого-нибудь Александра Сергеевича, у которого в резюме кроме работы в сложном редакторе курсов больше ничего нет.  <text:span text:style-name="T3">За счёт простоты разработки и сопровождения, курсом может управлять 1 человек и вместо проработки функционала можно сосредоточиться на дизайне.</text:span></text:p>
      <text:p text:style-name="P3"/>
      <text:p text:style-name="P3">Цитата:</text:p>
      <text:p text:style-name="P9">Я просто смотрел, что есть на рынке. Мне нужна была простая, понятная, быстро разворачиваемая, smart и sexy система. Но в России не такой большой выбор. В основном, предлагают сложный софт, у которого куча функций: подбор персонала, обучение, управление талантами, тестирование. И проблема таких комплексных решений в том, что их нельзя внедрить быстро. На интеграцию и отладку уйдет минимум три месяца. </text:p>
      <text:p text:style-name="Text_20_body"><text:span text:style-name="T2">К тому же, чем более комплексное решение ты пытаешься внедрить, тем больше ресурсов надо на поддержку и управление. </text:span></text:p>
      <text:p text:style-name="P4">Мне нужна была СДО, которая закрывает два конкретных кейса — обучение и тестирование сотрудников. Потому я выбрал iSpring.</text:p>
      <text:p text:style-name="P4"/>
      <text:p text:style-name="P4">Я не считаю, что навык по работе в редакторе электронных курсов — это то, за что нужно платить деньги. Это все равно, что платить за то, что человек умеет пользоваться Excel или лопатой. Платить хочется за результат обучения, а не за навык использования инструмента, он всего лишь средство. </text:p>
      <text:p text:style-name="P4"/>
      <text:p text:style-name="P2"/>
      <text:p text:style-name="P2">Источник: <text:a xlink:type="simple" xlink:href="https://www.ispring.ru/elearning-insights/zheleznaya-gvardiya" text:style-name="Internet_20_link" text:visited-style-name="Visited_20_Internet_20_Link">https://www.ispring.ru/elearning-insights/zheleznaya-gvardiya</text:a></text:p>
      <text:p text:style-name="P2"/>
      <text:p text:style-name="P2">«Во-первых, не нужно готовить проект по внедрению — достаточно зарегистрировать учебный портал в интернете. Во-вторых, нет дополнительной нагрузки на IT-департамент — за стабильностью системы следит техподдержка компании, у которой арендуешь систему», — рассказывает Александр Рошва. Уже два года через СДО iSpring Online он обучает команды партнеров по всей России.</text:p>
      <text:p text:style-name="P2"/>
      <text:p text:style-name="P2"/>
      <text:p text:style-name="P8">\\\\\\</text:p>
      <text:p text:style-name="P8">IT-компания «iSpring»</text:p>
      <text:p text:style-name="P8">Источники: 1) https://www.ispring.ru/elearning-insights/onej-bank-ispring</text:p>
      <text:p text:style-name="P8">2) https://www.ispring.ru/elearning-insights/kak-v-hyundai-mobis-distancionno-obuchayut-400-dilerov</text:p>
      <text:p text:style-name="P8"><text:soft-page-break/></text:p>
      <text:p text:style-name="P8">iSpring стала успешной из-за того, что её продукты простые, понятные, быстро-разворачиваемые. Также при использования СДО(системой дистанционного обучения) от iSpring не нужно специально обученного человека для составления курса. iSpring Suite встраивается в PowerPoint, и собрать курс можно из простой презентации. Поэтому не нужно искать какого-нибудь Александра Сергеевича, у которого в резюме кроме работы в сложном редакторе курсов больше ничего нет. <text:s/>За счёт простоты разработки и сопровождения, курсом может управлять 1 человек и вместо проработки функционала можно сосредоточиться на дизайн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5:47:51.202117411</meta:creation-date>
    <meta:generator>LibreOffice/6.0.7.3$Linux_X86_64 LibreOffice_project/00m0$Build-3</meta:generator>
    <dc:date>2019-04-22T14:04:30.078190134</dc:date>
    <meta:editing-duration>PT1H34M18S</meta:editing-duration>
    <meta:editing-cycles>7</meta:editing-cycles>
    <meta:document-statistic meta:table-count="0" meta:image-count="0" meta:object-count="0" meta:page-count="2" meta:paragraph-count="17" meta:word-count="390" meta:character-count="3119" meta:non-whitespace-character-count="2736"/>
  </office:meta>
</office:document-meta>
</file>